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20000026EEFC279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9252in" svg:height="4.7126in" draw:z-index="0"><draw:image xlink:href="Pictures/10000000000003920000026EEFC279C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Larkin</meta:initial-creator>
    <meta:creation-date>2013-01-18T14:28:23</meta:creation-date>
    <dc:date>2013-03-01T15:39:06</dc:date>
    <dc:creator>Jason Larkin</dc:creator>
    <meta:editing-duration>PT8M33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